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9">
      <text:list-level-style-bullet text:level="1" text:style-name="WW_CharLFO19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19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33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4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5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6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7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P38" style:parent-style-name="Textbody" style:family="paragraph">
      <style:text-properties fo:font-size="24pt" style:font-size-asian="24pt" style:font-size-complex="24pt" fo:language="pt" fo:country="BR"/>
    </style:style>
    <style:style style:name="P3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1" style:parent-style-name="Textbody" style:family="paragraph">
      <style:paragraph-properties fo:text-align="justify"/>
    </style:style>
    <style:style style:name="T42" style:parent-style-name="Fonteparág.padrão" style:family="text">
      <style:text-properties fo:font-size="12pt" style:font-size-asian="12pt" style:font-size-complex="12pt" fo:language="pt" fo:country="BR"/>
    </style:style>
    <style:style style:name="T43" style:parent-style-name="Fonteparág.padrão" style:family="text">
      <style:text-properties fo:color="#000000" fo:font-size="12pt" style:font-size-asian="12pt" style:font-size-complex="12pt" fo:language="pt" fo:country="BR"/>
    </style:style>
    <style:style style:name="T44" style:parent-style-name="Fonteparág.padrão" style:family="text">
      <style:text-properties fo:font-size="12pt" style:font-size-asian="12pt" style:font-size-complex="12pt" fo:language="pt" fo:country="BR"/>
    </style:style>
    <style:style style:name="P4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7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8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9" style:parent-style-name="Textbody" style:family="paragraph">
      <style:paragraph-properties fo:text-align="justify" fo:text-indent="0.4833in"/>
      <style:text-properties fo:font-size="12pt" style:font-size-asian="12pt" style:font-size-complex="12pt" fo:language="pt" fo:country="BR"/>
    </style:style>
    <style:style style:name="P50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1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2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3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4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5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6" style:parent-style-name="Textbody" style:family="paragraph">
      <style:paragraph-properties fo:text-align="justify" fo:margin-left="0.4916in">
        <style:tab-stops/>
      </style:paragraph-properties>
      <style:text-properties fo:font-size="12pt" style:font-size-asian="12pt" style:font-size-complex="12pt" fo:language="pt" fo:country="BR"/>
    </style:style>
    <style:style style:name="P57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8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9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0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2" style:parent-style-name="Textbody" style:list-style-name="WW8Num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3" style:parent-style-name="Textbody" style:list-style-name="WW8Num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4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6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6" style:parent-style-name="Textbody" style:list-style-name="WW8Num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7" style:parent-style-name="Textbody" style:list-style-name="WW8Num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8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69" style:parent-style-name="Textbody" style:family="paragraph">
      <style:paragraph-properties fo:text-align="justify" fo:margin-left="0.4062in">
        <style:tab-stops/>
      </style:paragraph-properties>
    </style:style>
    <style:style style:name="T70" style:parent-style-name="Fonteparág.padrão" style:family="text">
      <style:text-properties fo:font-size="12pt" style:font-size-asian="12pt" style:font-size-complex="12pt" fo:language="pt" fo:country="BR"/>
    </style:style>
    <style:style style:name="T71" style:parent-style-name="Fonteparág.padrão" style:family="text">
      <style:text-properties fo:font-size="12pt" style:font-size-asian="12pt" style:font-size-complex="12pt" fo:language="pt" fo:country="BR"/>
    </style:style>
    <style:style style:name="P72" style:parent-style-name="Textbody" style:list-style-name="WW8Num2" style:family="paragraph">
      <style:paragraph-properties fo:text-align="justify" fo:margin-left="0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73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74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75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76" style:parent-style-name="Textbody" style:family="paragraph">
      <style:paragraph-properties fo:text-align="justify" fo:margin-left="0.4916in">
        <style:tab-stops/>
      </style:paragraph-properties>
      <style:text-properties fo:font-size="12pt" style:font-size-asian="12pt" style:font-size-complex="12pt" fo:language="pt" fo:country="BR"/>
    </style:style>
    <style:style style:name="P77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78" style:parent-style-name="Textbody" style:family="paragraph">
      <style:paragraph-properties fo:text-align="justify" fo:margin-left="0.4895in">
        <style:tab-stops/>
      </style:paragraph-properties>
      <style:text-properties fo:font-size="12pt" style:font-size-asian="12pt" style:font-size-complex="12pt" fo:language="pt" fo:country="BR"/>
    </style:style>
    <style:style style:name="P79" style:parent-style-name="Standard" style:family="paragraph">
      <style:paragraph-properties fo:text-align="justify" fo:margin-left="0.4916in">
        <style:tab-stops/>
      </style:paragraph-properties>
      <style:text-properties fo:language="pt" fo:country="BR"/>
    </style:style>
    <style:style style:name="P80" style:parent-style-name="Standard" style:list-style-name="LFO19" style:family="paragraph">
      <style:paragraph-properties fo:text-align="justify"/>
      <style:text-properties fo:language="pt" fo:country="BR"/>
    </style:style>
    <style:style style:name="P81" style:parent-style-name="Standard" style:list-style-name="LFO20" style:family="paragraph">
      <style:paragraph-properties fo:text-align="justify"/>
      <style:text-properties fo:language="pt" fo:country="BR"/>
    </style:style>
    <style:style style:name="P82" style:parent-style-name="Standard" style:list-style-name="LFO20" style:family="paragraph">
      <style:paragraph-properties fo:text-align="justify"/>
      <style:text-properties fo:language="pt" fo:country="BR"/>
    </style:style>
    <style:style style:name="P83" style:parent-style-name="Standard" style:list-style-name="LFO20" style:family="paragraph">
      <style:paragraph-properties fo:text-align="justify"/>
      <style:text-properties fo:language="pt" fo:country="BR"/>
    </style:style>
    <style:style style:name="P84" style:parent-style-name="Textbody" style:family="paragraph">
      <style:paragraph-properties fo:text-align="justify"/>
    </style:style>
    <style:style style:name="T85" style:parent-style-name="Fonteparág.padrão" style:family="text">
      <style:text-properties fo:font-size="12pt" style:font-size-asian="12pt" style:font-size-complex="12pt" fo:language="pt" fo:country="BR"/>
    </style:style>
  </office:automatic-styles>
  <office:body>
    <office:text text:use-soft-page-breaks="true">
      <text:p text:style-name="P1"><text:tab/><text:tab/><text:tab/><text:tab/><text:span text:style-name="T33">Memória Virtual</text:span><text:span text:style-name="T34"><text:line-break/></text:span><text:span text:style-name="T35"><text:s/></text:span><text:span text:style-name="T36"><text:tab/></text:span><text:span text:style-name="T37"><text:tab/>Caso de Uso: Enviar Convite</text:span></text:p>
      <text:p text:style-name="P38"/>
      <text:h text:style-name="Título1" text:outline-level="1">Breve Descrição</text:h>
      <text:p text:style-name="P39">O Administrador ou o Gerente deseja iniciar o cadastro de um novo usuário no sistema. Para isso envia um convite<text:s/>para o e-mail do candidato a usuário contendo as instruções para a continuação do processo de cadastro. Também é possível, através do envio de um único e-mail, fazer convites coletivos (mais de um usuário a ser cadastrado).</text:p>
      <text:h text:style-name="Título1" text:outline-level="1">Breve Descrição dos Atores</text:h>
      <text:p text:style-name="P40">- Gerente (da Instituição): Envia o convite para o cadastramento de revisores e catalogadores para sua instituição.</text:p>
      <text:p text:style-name="P41"><text:span text:style-name="T42">- Administrador (do Sistema): Envia o convite para o cadastramento<text:s/></text:span><text:span text:style-name="T43">de outros administradores,</text:span><text:span text:style-name="T44"><text:s/>assim como gerentes, revisores e catalogadores.</text:span></text:p>
      <text:h text:style-name="Título1" text:outline-level="1">Pré-condições</text:h>
      <text:p text:style-name="P45">- O Administrador/Gerente está cadastrado e logado no sistema.</text:p>
      <text:p text:style-name="P46">- O e-mail do(s) candidato(s) a usuário deve ser fornecido e válido.</text:p>
      <text:h text:style-name="Título1" text:outline-level="1">Fluxo Básico de eventos</text:h>
      <text:list text:style-name="WW8Num7">
        <text:list-item text:start-value="1">
          <text:p text:style-name="P47">O administrador/gerente seleciona a opção “Enviar Convites”;</text:p>
        </text:list-item>
        <text:list-item>
          <text:p text:style-name="P48">O sistema exibe uma tela<text:s/>contendo:</text:p>
        </text:list-item>
      </text:list>
      <text:p text:style-name="P49">- campo para inserção do e-mail do candidato a usuário;</text:p>
      <text:p text:style-name="P50">- campo para inserção de tempo de validade do convite em dias (caso essa opção esteja disponível);</text:p>
      <text:p text:style-name="P51">- opções de nível de acesso ao sistema que será concedido ao candidato a usuário:</text:p>
      <text:p text:style-name="P52">a.<text:tab/>As<text:s/>opções de nível de acesso ao sistema exibidas dependem do tipo de usuário que está criando o convite, ou seja, respeitam o proposto na Breve Descrição dos Atores.</text:p>
      <text:p text:style-name="P53">- opção “Enviar” o convite;</text:p>
      <text:p text:style-name="P54">- opção “Cancelar” para desistir de enviar convite;</text:p>
      <text:list text:style-name="WW8Num7" text:continue-numbering="true">
        <text:list-item>
          <text:p text:style-name="P55"><text:s text:c="3"/>O administrador/gerente informa ao sistema o e-mail do candidato a usuário ou, no caso de convite coletivo, os e-mails dos candidatos a usuários:</text:p>
        </text:list-item>
      </text:list>
      <text:p text:style-name="P56">a.<text:tab/>No caso da criação de convites coletivos o nível de acesso ao sistema deve ser o mesmo para todos os candidatos a usuários envolvidos.</text:p>
      <text:soft-page-break/>
      <text:list text:style-name="WW8Num7" text:continue-numbering="true">
        <text:list-item>
          <text:p text:style-name="P57">O administrador/Gerente seleciona, entre as opções exibidas, o nível de acesso do usuário e informa o tempo de validade do convite, caso essa opção esteja disponível;</text:p>
        </text:list-item>
        <text:list-item>
          <text:p text:style-name="P58">O administrador/Gerente seleciona a opção “Enviar” confirmando o envio<text:s/>do convite;</text:p>
        </text:list-item>
        <text:list-item>
          <text:p text:style-name="P59">O sistema envia o(s) convite(s) ao(s) candidato(s) a usuário(s) e exibe a mensagem “Convite(s) Enviado(s)”.</text:p>
        </text:list-item>
        <text:list-item>
          <text:p text:style-name="P60">O caso de uso termina.</text:p>
        </text:list-item>
      </text:list>
      <text:h text:style-name="Título1" text:outline-level="1">Fluxos Alternativos</text:h>
      <text:h text:style-name="Título2" text:outline-level="2">Fluxo Alternativo 1</text:h>
      <text:p text:style-name="P61">Se no passo 3 do fluxo básico o e-mail fornecido é inválido (retorna), então: <text:s/></text:p>
      <text:list text:style-name="WW8Num2">
        <text:list-item text:start-value="1">
          <text:p text:style-name="P62">O sistema exibe a mensagem: “E-mail inválido” e em seguida a mensagem “Redirecionando para a tela de Envio de Convites”;</text:p>
        </text:list-item>
        <text:list-item>
          <text:p text:style-name="P63">O sistema deve voltar à tela de envio de convite.</text:p>
        </text:list-item>
      </text:list>
      <text:p text:style-name="P64">Fluxo Alternativo 2</text:p>
      <text:p text:style-name="P65">Se no passo 3 do fluxo básico o e-mail fornecido já existe<text:s/>no sistema, então:</text:p>
      <text:list text:style-name="WW8Num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6">O sistema exibe a mensagem: “E-mail já cadastrado no sistema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O sistema deve voltar à tela de envio de convite.</text:p>
        </text:list-item>
      </text:list>
      <text:p text:style-name="P68">Fluxo Alternativo 3</text:p>
      <text:p text:style-name="P69"><text:span text:style-name="T70">Se nos passo 3 e 4 do Fluxo Básico as informações não forem fornecidas ao sistema e o usuário tentar ir</text:span><text:span text:style-name="T71"><text:s/>para o passo 5, então:</text:span></text:p>
      <text:list text:style-name="WW8Num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2">O sistema exibe a mensagem (respeitando o dado não fornecido):</text:p>
                    </text:list-item>
                  </text:list>
                </text:list-item>
              </text:list>
            </text:list-item>
          </text:list>
        </text:list-item>
      </text:list>
      <text:p text:style-name="P73">a.<text:tab/>“O campo e-mail não foi preenchido”;</text:p>
      <text:p text:style-name="P74">b.<text:tab/>“Selecione um nível de acesso ao sistema”;</text:p>
      <text:p text:style-name="P75">c.<text:tab/>“O campo validade do convite não foi preenchido”.</text:p>
      <text:p text:style-name="P76">2. O caso de uso retorna ao<text:s/>passo 3 ou 4 de acordo com a informação não fornecida.</text:p>
      <text:p text:style-name="P77">Fluxo Alternativo 4</text:p>
      <text:p text:style-name="P78">Se a qualquer momento o usuário selecionar a opção “Cancelar” o caso de uso termina.</text:p>
      <text:h text:style-name="Título1" text:outline-level="1">Pós-condições</text:h>
      <text:p text:style-name="P79">- Fluxo Básico: Um novo(s) usuário(s) com nível de acesso e e-mail fornecidos deve(m) ser criado no sistema.</text:p>
      <text:list text:style-name="LFO19" text:continue-numbering="true">
        <text:list-item>
          <text:p text:style-name="P80">Fluxo Alternativo 1: Não existe alteração no sistema.</text:p>
        </text:list-item>
      </text:list>
      <text:list text:style-name="LFO20" text:continue-numbering="true">
        <text:list-item>
          <text:list>
            <text:list-item>
              <text:p text:style-name="P81">Fluxo Alternativo 2: Não existe alteração no sistema.</text:p>
            </text:list-item>
            <text:list-item>
              <text:p text:style-name="P82">Fluxo Alternativo 3: O envio de convite está pendente.</text:p>
            </text:list-item>
            <text:list-item>
              <text:p text:style-name="P83">Fluxo Alternativo 4: Não há alteração no sistema.</text:p>
            </text:list-item>
          </text:list>
        </text:list-item>
      </text:list>
      <text:h text:style-name="Título1" text:outline-level="1">Requisitos especiais</text:h>
      <text:p text:style-name="P84"><text:span text:style-name="T85">Não possu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 fo:margin-left="0.5in" fo:text-indent="-0.5in">
        <style:tab-stops/>
      </style:paragraph-properties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onteparág.padrão" style:display-name="Fonte parág. padrão" style:family="text"/>
    <text:list-style style:name="WW_OutlineListStyle_13" style:display-name="WW_OutlineListStyle_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style:letter-kerning="true" fo:font-size="12pt" style:font-size-asian="12pt" style:font-size-complex="10pt" fo:language="en" fo:country="US" style:language-asian="zh" style:country-asian="CN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weight="bold" style:font-weight-asian="bold" style:letter-kerning="true" fo:font-size="10pt" style:font-size-asian="10pt" style:font-size-complex="10pt" fo:language="en" fo:country="US" style:language-asian="zh" style:country-asian="CN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Times New Roman" style:font-style-complex="italic" style:letter-kerning="true" fo:font-size="10pt" style:font-size-asian="10pt" style:font-size-complex="10pt" fo:language="en" fo:country="US" style:language-asian="zh" style:country-asian="CN"/>
    </style:style>
    <style:style style:name="Título4Char" style:display-name="Título 4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14pt" style:font-size-asian="14pt" style:font-size-complex="14pt" fo:language="en" fo:country="US" style:language-asian="zh" style:country-asian="CN"/>
    </style:style>
    <style:style style:name="Título5Char" style:display-name="Título 5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fo:font-size="13pt" style:font-size-asian="13pt" style:font-size-complex="13pt" fo:language="en" fo:country="US" style:language-asian="zh" style:country-asian="CN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language="en" fo:country="US" style:language-asian="zh" style:country-asian="CN"/>
    </style:style>
    <style:style style:name="Título7Char" style:display-name="Título 7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Título8Char" style:display-name="Título 8 Char" style:family="text" style:parent-style-name="Fonteparág.padrão">
      <style:text-properties style:font-name="Times New Roman" style:font-name-asian="Times New Roman" style:font-name-complex="Times New Roman" fo:font-style="italic" style:font-style-asian="italic" style:font-style-complex="italic" style:letter-kerning="true" fo:font-size="12pt" style:font-size-asian="12pt" style:font-size-complex="12pt" fo:language="en" fo:country="US" style:language-asian="zh" style:country-asian="CN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Arial" style:letter-kerning="true" fo:language="en" fo:country="US" style:language-asian="zh" style:country-asian="CN"/>
    </style:style>
    <style:style style:name="Standard" style:display-name="Standard" style:family="paragraph">
      <style:paragraph-properties fo:margin-bottom="0in" fo:line-height="100%"/>
      <style:text-properties style:font-name="Times New Roman" style:font-name-asian="Times New Roman" style:letter-kerning="true" fo:font-size="12pt" style:font-size-asian="12pt" style:font-size-complex="12pt" fo:language="en" fo:country="US" style:language-asian="zh" style:country-asian="CN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ítuloChar" style:display-name="Título Char" style:family="text" style:parent-style-name="Fonteparág.padrão">
      <style:text-properties style:font-name="Arial" style:font-name-asian="SimSun" style:font-name-complex="Tahoma" style:letter-kerning="true" fo:font-size="14pt" style:font-size-asian="14pt" style:font-size-complex="14pt" fo:language="en" fo:country="US" style:language-asian="zh" style:country-asian="CN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Númerodepágina" style:display-name="Número de página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asian="SimSun" style:font-name-complex="Mangal" style:letter-kerning="true" fo:font-size="8pt" style:font-size-asian="8pt" style:font-size-complex="7pt" style:language-asian="zh" style:country-asian="CN" style:language-complex="hi" style:country-complex="IN"/>
    </style:style>
    <text:list-style style:name="WW_OutlineListStyle_12" style:display-name="WW_OutlineListStyle_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1" style:display-name="WW_OutlineListStyle_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0" style:display-name="WW_OutlineListStyle_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9" style:display-name="WW_OutlineListStyle_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8" style:display-name="WW_OutlineListStyle_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7" style:display-name="WW_OutlineListStyle_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6" style:display-name="WW_OutlineListStyle_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19LVL1" style:family="text">
      <style:text-properties style:font-name="Courier New" style:font-name-complex="Courier New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9">
      <text:list-level-style-bullet text:level="1" text:style-name="WW_CharLFO19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19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4.2638in" style:use-optimal-column-width="false"/>
    </style:style>
    <style:style style:name="TableColumn5" style:family="table-column">
      <style:table-column-properties style:column-width="1.104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5" style:family="table-row">
      <style:table-row-properties style:min-row-height="0.0326in"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fo:font-size="10pt" style:font-size-asian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end"/>
    </style:style>
    <style:style style:name="T29" style:parent-style-name="Fonteparág.padrão" style:family="text">
      <style:text-properties fo:font-size="10pt" style:font-size-asian="10pt"/>
    </style:style>
    <style:style style:name="T30" style:parent-style-name="Númerodepágina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2">
              <text:p text:style-name="P11"/>
              <text:p text:style-name="P12">Documento de Especificação de Casos de Uso – CDU 20</text:p>
            </table:table-cell>
            <table:table-cell table:style-name="TableCell13">
              <text:p text:style-name="P14">Versão do documento: 1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<text:s text:c="2"/>Data: <text:s/>23/03/11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 – USP, 2011</text:p>
            </table:table-cell>
            <table:table-cell table:style-name="TableCell27">
              <text:p text:style-name="P28"><text:span text:style-name="T29">Página<text:s/></text:span><text:span text:style-name="T30"><text:page-number text:fixed="false">1</text:page-number></text:span><text:span text:style-name="T31"><text:s/>de<text:s/></text:span><text:span text:style-name="T32"><text:page-count style:num-format="1">3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ris</meta:initial-creator>
    <dc:creator>Cris</dc:creator>
    <meta:creation-date>2011-03-24T04:07:00Z</meta:creation-date>
    <dc:date>2011-03-30T08:14:00Z</dc:date>
    <meta:template xlink:href="Normal.dotm" xlink:type="simple"/>
    <meta:editing-cycles>85</meta:editing-cycles>
    <meta:editing-duration>PT5880S</meta:editing-duration>
    <meta:document-statistic meta:page-count="3" meta:paragraph-count="7" meta:word-count="549" meta:character-count="3511" meta:row-count="24" meta:non-whitespace-character-count="2969"/>
  </office:meta>
</office:document-meta>
</file>